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456cm" svg:height="1.225cm" draw:transform="rotate (1.5707963267946) translate (2.248cm 5.557cm)">
          <text:p/>
          <draw:enhanced-geometry svg:viewBox="0 0 21600 21600" draw:glue-points="10800 0 ?f1 10800 0 21600 10800 21600 21600 21600 ?f7 10800" draw:text-areas="?f1 10800 ?f2 18000 ?f3 7200 ?f4 21600" draw:mirror-vertical="tru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456cm" svg:height="0.763cm" draw:transform="rotate (1.5707963267946) translate (5.787cm 5.557cm)">
          <text:p/>
          <draw:enhanced-geometry svg:viewBox="0 0 21600 21600" draw:glue-points="10800 0 ?f1 10800 0 21600 10800 21600 21600 21600 ?f7 10800" draw:text-areas="?f1 10800 ?f2 18000 ?f3 7200 ?f4 21600" draw:mirror-vertical="tru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1" draw:layer="layout" svg:width="0.396cm" svg:height="1.455cm" svg:x="5.193cm" svg:y="4.102cm">
          <text:p/>
        </draw:rect>
        <draw:rect draw:style-name="gr2" draw:text-style-name="P1" draw:layer="layout" svg:width="0.9cm" svg:height="0.9cm" svg:x="7.091cm" svg:y="4.37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6-16T16:00:24.03</meta:creation-date>
    <dc:date>2013-06-16T16:12:32.79</dc:date>
    <meta:editing-duration>PT00H12M08S</meta:editing-duration>
    <meta:editing-cycles>1</meta:editing-cycles>
    <meta:generator>OpenOffice.org/3.2$Win32 OpenOffice.org_project/320m18$Build-9502</meta:generator>
    <meta:document-statistic meta:object-count="4"/>
  </office:meta>
</office:document-meta>
</file>